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56in"/>
    </style:style>
    <style:style style:name="co2" style:family="table-column">
      <style:table-column-properties fo:break-before="auto" style:column-width="4.9055in"/>
    </style:style>
    <style:style style:name="co3" style:family="table-column">
      <style:table-column-properties fo:break-before="auto" style:column-width="0.7055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1.75in" fo:break-before="auto" style:use-optimal-row-height="true"/>
    </style:style>
    <style:style style:name="ro3" style:family="table-row">
      <style:table-row-properties style:row-height="0.8752in" fo:break-before="auto" style:use-optimal-row-height="true"/>
    </style:style>
    <style:style style:name="ro4" style:family="table-row">
      <style:table-row-properties style:row-height="0.6563in" fo:break-before="auto" style:use-optimal-row-height="tru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1.5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style:font-size-asian="12pt" style:font-style-asian="normal" style:font-weight-asian="bold" style:font-name-complex="Consolas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name-complex="Consolas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style:font-size-asian="12pt" style:font-style-asian="normal" style:font-weight-asian="bold" style:font-name-complex="Consolas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3" table:number-columns-repeated="1020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Powershell</text:p>
          </table:table-cell>
          <table:table-cell table:style-name="ce1" office:value-type="string" calcext:value-type="string">
            <text:p>Linu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dd admin user oneliner</text:p>
          </table:table-cell>
          <table:table-cell table:style-name="ce5" office:value-type="string" calcext:value-type="string">
            <text:p>net user &lt;username&gt; * /add /passwordreq:yes &amp;&amp; net localgroup Administrators &lt;username&gt; /add</text:p>
          </table:table-cell>
          <table:table-cell table:style-name="ce5" office:value-type="string" calcext:value-type="string">
            <text:p>New-LocalUser -Name &lt;username&gt; -Password (ConvertTo-SecureString &lt;password&gt; -AsPlainText -Force) -PasswordNeverExpires 1 -AccountNeverExpires 1 -UserMayNotChangePassword 1 -Description "Administrator account" <text:s/>-ErrorAction SilentlyContinue ; Add-LocalGroupMember -Group "Administrators" -Member &lt;username&gt;</text:p>
          </table:table-cell>
          <table:table-cell table:style-name="ce5" office:value-type="string" calcext:value-type="string">
            <text:p>echo '&lt;password&gt;' | sudo useradd -m -s /bin/bash -G root &lt;username&gt; <text:s/>&amp;&amp; echo &lt;username&gt;:&lt;password&gt; | sudo chpasswd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Add firewall rule</text:p>
          </table:table-cell>
          <table:table-cell table:style-name="ce5" office:value-type="string" calcext:value-type="string">
            <text:p>netsh advfirewall firewall add rule name="Rule Name" dir=in|out action=block|allow protocol=TCP|UDP localport=&lt;port number&gt; remoteip=&lt;IP address&gt;</text:p>
          </table:table-cell>
          <table:table-cell table:style-name="ce5" office:value-type="string" calcext:value-type="string">
            <text:p>New-NetFirewallRule -Name "Rule Name" -Direction Inbound|Outbound -Action Block|Allow -Protocol TCP|UDP -LocalPort &lt;port number&gt; -RemoteAddress &lt;IP address&gt;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connect to wireless network</text:p>
          </table:table-cell>
          <table:table-cell table:style-name="ce5" office:value-type="string" calcext:value-type="string">
            <text:p>netsh wlan connect name=&lt;network name&gt;</text:p>
          </table:table-cell>
          <table:table-cell table:style-name="ce5" office:value-type="string" calcext:value-type="string">
            <text:p>Add-NetConnectionProfile -Name &lt;network name&gt; -SSID &lt;network name&gt; -ConnectionMode Auto -KeyMaterial &lt;network password&gt;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Delete firewall rule</text:p>
          </table:table-cell>
          <table:table-cell table:style-name="ce5" office:value-type="string" calcext:value-type="string">
            <text:p>netsh advfirewall firewall delete rule name="Rule Name"</text:p>
          </table:table-cell>
          <table:table-cell table:style-name="ce5" office:value-type="string" calcext:value-type="string">
            <text:p>Remove-NetFirewallRule -DisplayName "Rule Name"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Delete folder</text:p>
          </table:table-cell>
          <table:table-cell office:value-type="string" calcext:value-type="string">
            <text:p>rmdir &lt;folder&gt; /s /q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disconnect from wireless network</text:p>
          </table:table-cell>
          <table:table-cell table:style-name="ce5" office:value-type="string" calcext:value-type="string">
            <text:p>netsh wlan disconnect</text:p>
          </table:table-cell>
          <table:table-cell table:style-name="ce5" office:value-type="string" calcext:value-type="string">
            <text:p>Remove-NetConnectionProfile -Name &lt;network name&gt;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export (to .xml) networks and passwords</text:p>
          </table:table-cell>
          <table:table-cell table:style-name="ce6" office:value-type="string" calcext:value-type="string">
            <text:p>netsh wlan export profile key=clear</text:p>
          </table:table-cell>
          <table:table-cell table:style-name="ce6" office:value-type="string" calcext:value-type="string">
            <text:p>(Get-NetConnectionProfile).Name | ForEach-Object {netsh wlan show profile name=$_ key=clear|Select-String "Key Content"}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Firewall rule to block 192.168.0.0/16</text:p>
          </table:table-cell>
          <table:table-cell table:style-name="ce5" office:value-type="string" calcext:value-type="string">
            <text:p>netsh advfirewall firewall add rule name="Block Class C IPs" dir=in protocol=any remoteip=192.168.0.0/16 action=block</text:p>
          </table:table-cell>
          <table:table-cell table:style-name="ce5" office:value-type="string" calcext:value-type="string">
            <text:p>New-NetFirewallRule -DisplayName "Block Class C IPs" -Direction Inbound -RemoteAddress "192.168.0.0/24" -Action Block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Firewall rule to block 192.168.0.0/16 (internet)</text:p>
          </table:table-cell>
          <table:table-cell table:style-name="ce5" office:value-type="string" calcext:value-type="string">
            <text:p>netsh advfirewall firewall add rule name="192.168 Block" action=block profile=any localip=192.168.0.0/16 remoteport=53,80,443 dir=out protocol=tcp</text:p>
          </table:table-cell>
          <table:table-cell table:style-name="ce5" office:value-type="string" calcext:value-type="string">
            <text:p>New-NetFirewallRule -Name "192.168 Block" -Action Block -Profile Any -LocalAddress 192.168.0.0/16 -RemotePort 53,80,443 -Direction Outbound -Protocol TCP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" office:value-type="string" calcext:value-type="string">
            <text:p>Get file hash</text:p>
          </table:table-cell>
          <table:table-cell table:style-name="ce6" office:value-type="string" calcext:value-type="string">
            <text:p>CertUtil -hashfile &lt;path_to_file&gt; SHA256</text:p>
          </table:table-cell>
          <table:table-cell table:style-name="ce6" office:value-type="string" calcext:value-type="string">
            <text:p>Get-FileHash &lt;path_to_file&gt; -Algorithm &lt;Algorithm&gt;</text:p>
          </table:table-cell>
          <table:table-cell table:style-name="ce5" office:value-type="string" calcext:value-type="string">
            <text:p>sha1sum &lt;path_to_file&gt;</text:p>
            <text:p>or</text:p>
            <text:p>md5sum &lt;path_to_file&gt;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st all connections</text:p>
          </table:table-cell>
          <table:table-cell table:style-name="ce5" office:value-type="string" calcext:value-type="string">
            <text:p>netstat -a</text:p>
          </table:table-cell>
          <table:table-cell table:style-name="ce5" office:value-type="string" calcext:value-type="string">
            <text:p>Get-NetTCPConnection -verbose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list available wireless networks</text:p>
          </table:table-cell>
          <table:table-cell table:style-name="ce5" office:value-type="string" calcext:value-type="string">
            <text:p>netsh wlan show networks</text:p>
          </table:table-cell>
          <table:table-cell table:style-name="ce5" office:value-type="string" calcext:value-type="string">
            <text:p>(netsh wlan show networks | Select-String "SSID").Line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list available wireless networks (with strength)</text:p>
          </table:table-cell>
          <table:table-cell table:style-name="ce5" office:value-type="string" calcext:value-type="string">
            <text:p>netsh wlan show networks mode=bssid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st connected storage</text:p>
          </table:table-cell>
          <table:table-cell table:style-name="ce7" office:value-type="string" calcext:value-type="string">
            <text:p>wmic logicaldisk get caption, VolumeName</text:p>
          </table:table-cell>
          <table:table-cell table:style-name="ce7" table:number-columns-repeated="2"/>
          <table:table-cell table:number-columns-repeated="1020"/>
        </table:table-row>
        <table:table-row table:style-name="ro4">
          <table:table-cell table:style-name="ce1" office:value-type="string" calcext:value-type="string">
            <text:p>list connected USB</text:p>
          </table:table-cell>
          <table:table-cell table:style-name="ce5" office:value-type="string" calcext:value-type="string">
            <text:p>wmic logicaldisk where drivetype=2 get deviceid, volumename</text:p>
          </table:table-cell>
          <table:table-cell table:style-name="ce5" office:value-type="string" calcext:value-type="string">
            <text:p>Get-WmiObject -Class Win32_DiskDrive | Where-Object {$_.InterfaceType -eq "USB"} | Select-Object DeviceID, Caption</text:p>
          </table:table-cell>
          <table:table-cell table:style-name="ce5" office:value-type="string" calcext:value-type="string">
            <text:p>lsblk -o name,label,size,mountpoi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st known wireless networks</text:p>
          </table:table-cell>
          <table:table-cell table:style-name="ce5" office:value-type="string" calcext:value-type="string">
            <text:p>netsh wlan show profile</text:p>
          </table:table-cell>
          <table:table-cell table:style-name="ce5" office:value-type="string" calcext:value-type="string">
            <text:p>Get-WLANProfile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list listening connection</text:p>
          </table:table-cell>
          <table:table-cell table:style-name="ce5" office:value-type="string" calcext:value-type="string">
            <text:p>netstat -nab</text:p>
          </table:table-cell>
          <table:table-cell table:style-name="ce5" office:value-type="string" calcext:value-type="string">
            <text:p>Get-NetTCPConnection -verbose | Where-Object {$_.State -eq "Listen"}</text:p>
          </table:table-cell>
          <table:table-cell table:style-name="ce5" office:value-type="string" calcext:value-type="string">
            <text:p>netstat -lptn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list storage</text:p>
          </table:table-cell>
          <table:table-cell table:style-name="ce5" office:value-type="string" calcext:value-type="string">
            <text:p>wmic diskdrive get Name, Manufacturer, Model, InterfaceType, MediaLoaded, MediaType</text:p>
          </table:table-cell>
          <table:table-cell table:style-name="ce5" office:value-type="string" calcext:value-type="string">
            <text:p>Get-WmiObject -Class Win32_DiskDrive | Select-Object Name, Manufacturer, Model, InterfaceType, MediaLoaded, MediaType</text:p>
          </table:table-cell>
          <table:table-cell table:style-name="ce5" office:value-type="string" calcext:value-type="string">
            <text:p>lsblk -o name,model,vendor,serial,size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log off a user </text:p>
          </table:table-cell>
          <table:table-cell table:style-name="ce5" office:value-type="string" calcext:value-type="string">
            <text:p>logoff &lt;session ID&gt;</text:p>
          </table:table-cell>
          <table:table-cell table:style-name="ce5" office:value-type="string" calcext:value-type="string">
            <text:p>logoff &lt;session ID&gt; /server:&lt;computername&gt;</text:p>
          </table:table-cell>
          <table:table-cell table:style-name="ce5" office:value-type="string" calcext:value-type="string">
            <text:p>logout &lt;username&gt;</text:p>
            <text:p>or</text:p>
            <text:p>pkill -KILL -t &lt;terminal #&gt;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query connected wireless network</text:p>
          </table:table-cell>
          <table:table-cell office:value-type="string" calcext:value-type="string">
            <text:p>netsh wlan show interface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query event logs and filter by keyword</text:p>
          </table:table-cell>
          <table:table-cell table:style-name="ce5" office:value-type="string" calcext:value-type="string">
            <text:p>wevtutil qe Application /q:"*[System[(Level=1 or Level=2 or Level=3) and (Keywords=0x80)]]" /f:text | findstr /C:"keyword"</text:p>
          </table:table-cell>
          <table:table-cell table:style-name="ce5" office:value-type="string" calcext:value-type="string">
            <text:p>Get-EventLog -LogName Application -Source "*" | Where-Object {$_.Message -like "*keyword*"}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query event logs and filter by multiple keywords</text:p>
          </table:table-cell>
          <table:table-cell table:style-name="ce5" office:value-type="string" calcext:value-type="string">
            <text:p>wevtutil qe Application /q:"*[System[(Level=1 or Level=2 or Level=3) and (Keywords=0x80)]]" /f:text | findstr /C:"keyword1 keyword2"</text:p>
          </table:table-cell>
          <table:table-cell table:style-name="ce5" office:value-type="string" calcext:value-type="string">
            <text:p>Get-EventLog -LogName Application -Source "*" | Where-Object {$_.Message -like "*keyword1*" -or $_.Message -like "*keyword2*"}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query installed programs </text:p>
          </table:table-cell>
          <table:table-cell table:style-name="ce5" office:value-type="string" calcext:value-type="string">
            <text:p>wmic product get name,version,identifyingnumber</text:p>
          </table:table-cell>
          <table:table-cell table:style-name="ce5" office:value-type="string" calcext:value-type="string">
            <text:p>Get-WmiObject -Class Win32_Product | select-object -property Name, Version</text:p>
          </table:table-cell>
          <table:table-cell table:style-name="ce5" office:value-type="string" calcext:value-type="string">
            <text:p>dpkg-query -f='${binary:Package} ${Version}\n' -W</text:p>
            <text:p>or</text:p>
            <text:p>apt list --installed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query installed programs and filter by name</text:p>
          </table:table-cell>
          <table:table-cell table:style-name="ce6" office:value-type="string" calcext:value-type="string">
            <text:p>wmic product get name,identifyingnumber,version | findstr /I Mimecast</text:p>
          </table:table-cell>
          <table:table-cell table:style-name="ce6" office:value-type="string" calcext:value-type="string">
            <text:p>(Get-WmiObject -Class Win32_Product | Where-Object {$_.Name -like "*mimecast*"} | Select-Object Name, Version)</text:p>
          </table:table-cell>
          <table:table-cell table:style-name="ce6" office:value-type="string" calcext:value-type="string">
            <text:p>dpkg-query -f='${binary:Package} ${Version}\n' -W | grep -i mimecast</text:p>
            <text:p>or</text:p>
            <text:p>apt list --installed | grep -i mimecast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query locally connected devices</text:p>
          </table:table-cell>
          <table:table-cell table:style-name="ce5" office:value-type="string" calcext:value-type="string">
            <text:p>arp -a</text:p>
          </table:table-cell>
          <table:table-cell table:style-name="ce5" office:value-type="string" calcext:value-type="string">
            <text:p>Get-NetNeighbor | Select-Object IPAddress,LinkLayerAddress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uery logged on user</text:p>
          </table:table-cell>
          <table:table-cell table:style-name="ce5" office:value-type="string" calcext:value-type="string">
            <text:p>query user</text:p>
          </table:table-cell>
          <table:table-cell table:style-name="ce5" office:value-type="string" calcext:value-type="string">
            <text:p>quser</text:p>
          </table:table-cell>
          <table:table-cell table:style-name="ce5" office:value-type="string" calcext:value-type="string">
            <text:p>who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Query MAC address vendor</text:p>
          </table:table-cell>
          <table:table-cell table:style-name="ce5" office:value-type="string" calcext:value-type="string">
            <text:p>curl https://macvendors.com/query/&lt;MAC_Address&gt;</text:p>
          </table:table-cell>
          <table:table-cell table:style-name="ce5" office:value-type="string" calcext:value-type="string">
            <text:p>(Invoke-WebRequest -Uri https://macvendors.com/query/&lt;MAC_Address&gt; -UseBasicParsing).Content</text:p>
          </table:table-cell>
          <table:table-cell table:style-name="ce5" office:value-type="string" calcext:value-type="string">
            <text:p>curl https://macvendors.com/query/&lt;MAC_Address&gt;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query public IP</text:p>
          </table:table-cell>
          <table:table-cell table:style-name="ce6" office:value-type="string" calcext:value-type="string">
            <text:p>curl -s https://ifconfig.me/ip</text:p>
          </table:table-cell>
          <table:table-cell table:style-name="ce6" office:value-type="string" calcext:value-type="string">
            <text:p>(curl https://ifconfig.me/ip).Content</text:p>
            <text:p>or</text:p>
            <text:p>(Invoke-WebRequest ifconfig.me/ip).Content.Trim()</text:p>
          </table:table-cell>
          <table:table-cell table:style-name="ce6" office:value-type="string" calcext:value-type="string">
            <text:p>curl -s https://ifconfig.me/ip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search all directories for a keyword</text:p>
          </table:table-cell>
          <table:table-cell table:style-name="ce5" office:value-type="string" calcext:value-type="string">
            <text:p>Dir /b/s *keyword*</text:p>
          </table:table-cell>
          <table:table-cell table:style-name="ce5" office:value-type="string" calcext:value-type="string">
            <text:p>Get-ChildItem -Path C:\ -Recurse -Filter *silverfort* -File -ErrorAction SilentlyContinue | Select-Object -ExpandProperty FullName</text:p>
          </table:table-cell>
          <table:table-cell table:style-name="ce5" office:value-type="string" calcext:value-type="string">
            <text:p>find / -iname *keyword*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ow firewall rules</text:p>
          </table:table-cell>
          <table:table-cell table:style-name="ce5" office:value-type="string" calcext:value-type="string">
            <text:p>netsh advfirewall firewall show rule name=all</text:p>
          </table:table-cell>
          <table:table-cell table:style-name="ce5" office:value-type="string" calcext:value-type="string">
            <text:p>Get-NetFirewallRule</text:p>
          </table:table-cell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show firewall rules for specific profile</text:p>
          </table:table-cell>
          <table:table-cell table:style-name="ce5" office:value-type="string" calcext:value-type="string">
            <text:p>netsh advfirewall firewall show rule name=all profile=&lt;profile&gt;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1020"/>
        </table:table-row>
        <table:table-row table:style-name="ro7">
          <table:table-cell table:style-name="ce1" office:value-type="string" calcext:value-type="string">
            <text:p>show firewall state</text:p>
          </table:table-cell>
          <table:table-cell table:style-name="ce5" office:value-type="string" calcext:value-type="string">
            <text:p>netsh advfirewall show allprofiles state</text:p>
          </table:table-cell>
          <table:table-cell table:style-name="ce5" office:value-type="string" calcext:value-type="string">
            <text:p>Get-NetFirewallProfile</text:p>
          </table:table-cell>
          <table:table-cell table:style-name="ce5" office:value-type="string" calcext:value-type="string">
            <text:p>iptables -L</text:p>
            <text:p>or</text:p>
            <text:p>systemctl status firewalld</text:p>
            <text:p>or</text:p>
            <text:p>firewall-cmd --list-all</text:p>
            <text:p>or</text:p>
            <text:p>ufw status</text:p>
          </table:table-cell>
          <table:table-cell table:number-columns-repeated="1020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Mahnke</meta:initial-creator>
    <dc:creator>Michael Mahnke</dc:creator>
    <meta:creation-date>2023-01-18T13:19:52</meta:creation-date>
    <dc:date>2024-01-18T14:58:35</dc:date>
    <meta:generator>LibreOffice/7.3.7.2$Linux_X86_64 LibreOffice_project/30$Build-2</meta:generator>
    <meta:document-statistic meta:table-count="1" meta:cell-count="123" meta:object-count="0"/>
    <meta:user-defined meta:name="AppVersion">16.0300</meta:user-defined>
    <meta:user-defined meta:name="ContentTypeId">0x0101007953CF20146B8C4FBF9BC91729DF3466</meta:user-defined>
  </office:meta>
</office:document-meta>
</file>